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suedocode Detailed Design for Fraction Runner</text:span></text:p>
      <text:p text:style-name="P1"><text:span text:style-name="T1">Front page:<text:line-break/>Css: all centered<text:line-break/>&lt;header (Welcoming)&gt;<text:line-break/>&lt;close header&gt;<text:line-break/>&lt;introduction to concept and game&gt;<text:line-break/>&lt;link to video&gt;<text:line-break/>&lt;close link&gt;<text:line-break/>&lt;close intro&gt;<text:line-break/>&lt;images&gt;<text:line-break/>&lt;static images&gt;<text:line-break/>&lt;close static images&gt;<text:line-break/>&lt;gif of game&gt;<text:line-break/>&lt;close gif of game&gt;<text:line-break/>&lt;close images&gt;<text:line-break/>&lt;container&gt;<text:line-break/>&lt;button&gt;<text:line-break/>&lt;link to game&gt;<text:line-break/>&lt;close link&gt;<text:line-break/>&lt;close button&gt;<text:line-break/>&lt;button&gt;<text:line-break/>&lt;link to extended scoreboard&gt;<text:line-break/>&lt;close link&gt;<text:line-break/>&lt;close button&gt;<text:line-break/>&lt;close container&gt;<text:line-break/>&lt;footer&gt;<text:line-break/>&lt;close footer&gt;</text:span></text:p>
      <text:p text:style-name="P1"><text:span text:style-name="T1"/></text:p>
      <text:p text:style-name="P1"><text:span text:style-name="T1">Game page:<text:line-break/>css: all centered<text:line-break/>&lt;header (Welcoming)&gt;<text:line-break/>&lt;close header&gt;<text:line-break/>&lt;game border&gt;<text:line-break/>&lt;game window&gt;<text:line-break/>&lt;close window&gt;<text:line-break/>&lt;close border&gt;<text:line-break/>&lt;container&gt;<text:line-break/>&lt;button&gt;<text:line-break/>&lt;link to intro&gt;<text:line-break/>&lt;close link&gt;<text:line-break/>&lt;close button&gt;<text:line-break/>&lt;button&gt;<text:line-break/>&lt;link to extended scoreboard&gt;<text:line-break/>&lt;close link&gt;<text:line-break/>&lt;close button&gt;<text:line-break/>&lt;close container&gt;<text:line-break/>&lt;footer&gt;<text:line-break/>&lt;close footer&gt;</text:span></text:p>
      <text:p text:style-name="P1"><text:span text:style-name="T1"/></text:p>
      <text:p text:style-name="P1"><text:span text:style-name="T1">Extended Scoreboard Page:<text:line-break/>css: all centered<text:line-break/>&lt;header (Welcoming)&gt;<text:line-break/>&lt;close header&gt;<text:line-break/>&lt;score border&gt;<text:line-break/>&lt;scoreboard table (100 rows linked to database)&gt;<text:line-break/>&lt;close table&gt;<text:line-break/>&lt;close border&gt;<text:line-break/>&lt;container&gt;<text:line-break/>&lt;button&gt;<text:line-break/>&lt;link to intro&gt;<text:line-break/>&lt;close link&gt;<text:line-break/>&lt;close button&gt;<text:line-break/>&lt;button&gt;<text:line-break/>&lt;link to game&gt;<text:line-break/>&lt;close link&gt;<text:line-break/>&lt;close button&gt;<text:line-break/>&lt;close container&gt;<text:line-break/>&lt;footer&gt;<text:line-break/>&lt;close footer&gt;</text:span></text:p>
      <text:p text:style-name="P1"><text:span text:style-name="T1"/></text:p>
      <text:p text:style-name="P1"><text:span text:style-name="T1">js:<text:line-break/>Javascript psuedocode:<text:line-break/>Function to layout data(information: table name, rank, name, points)<text:line-break/>Variables:<text:line-break/>Table name<text:line-break/>Table row<text:line-break/>Table Divider (Rank)<text:line-break/>Table Divider (Name)<text:line-break/>Table Divider (points)<text:line-break/>Table Divider (Repeating String Generated)</text:span></text:p>
      <text:p text:style-name="P1"><text:span text:style-name="T1">Set dividers = children of row<text:line-break/>Set row = child of table</text:span></text:p>
      <text:p text:style-name="P1"><text:span text:style-name="T1">Function to repeat above function 100 times onload (tablename, name, points)<text:line-break/>if(i = 0, i&lt; 100, i++){<text:line-break/><text:tab/>Function to layout data(tablename, rank(i), name at rank I, points at name at rank i<text:line-break/>}</text:span></text:p>
      <text:p text:style-name="P1"><text:span text:style-name="T1"><text:line-break/></text:span></text:p>
      <text:p text:style-name="P1"><text:span text:style-name="T1">Game:<text:line-break/>Game start</text:span></text:p>
      <text:p text:style-name="P1"><text:span text:style-name="T1">Print briefer explanation of math that was referenced on the intro page</text:span></text:p>
      <text:p text:style-name="P1"><text:span text:style-name="T1"/></text:p>
      <text:p text:style-name="P1"><text:span text:style-name="T1">Event listener for pressing of mute button<text:line-break/><text:tab/>IF audio is NOT muted<text:line-break/><text:tab/><text:tab/>mutes audio<text:line-break/><text:tab/>ELSE<text:line-break/><text:tab/><text:tab/>unmutes audio</text:span></text:p>
      <text:p text:style-name="P1"><text:span text:style-name="T1">Event listener for pressing of quit button<text:line-break/><text:tab/>Pauses gameplay<text:line-break/><text:tab/>Asks confirmation that player wants to return to home page<text:line-break/><text:tab/>IF player clicks YES to return to home page<text:line-break/><text:tab/><text:tab/>returns user to intro page<text:line-break/><text:tab/>IF player clicks NO to continue game<text:line-break/><text:tab/><text:tab/>resume gameplay</text:span></text:p>
      <text:p text:style-name="P1"><text:span text:style-name="T1">Cookie check<text:line-break/><text:tab/>IF no cookie<text:line-break/><text:tab/><text:tab/>input window for name to put on scoreboard<text:line-break/><text:tab/>IF cookie present<text:line-break/><text:tab/><text:tab/>checks for unlocked fourth character</text:span></text:p>
      <text:p text:style-name="P1"><text:span text:style-name="T1">Number input window, onhover: <text:line-break/><text:tab/>add color around box<text:line-break/><text:tab/>onclick: change color around box</text:span></text:p>
      <text:p text:style-name="P1"><text:span text:style-name="T1">Event listener for number input window<text:line-break/><text:tab/> IF number input is out of range (&lt;1 or &gt;9)<text:line-break/><text:tab/><text:tab/>display some appropriate error messaging<text:line-break/><text:tab/><text:tab/>allow user to redo input<text:line-break/><text:tab/>IF number is valid<text:line-break/><text:tab/><text:tab/>Generate repeating decimal<text:line-break/><text:tab/><text:tab/><text:tab/>Count number of significant digits in number<text:line-break/><text:tab/><text:tab/><text:tab/>Divide number by equal number of 9s (ex. 221332/999999)<text:line-break/><text:tab/><text:tab/>Show brief fake load screen showing the number get generated in a flashy way.<text:line-break/><text:tab/><text:tab/>proceed with related game logic</text:span></text:p>
      <text:p text:style-name="P1"><text:span text:style-name="T1">Number input window, onhover: <text:line-break/><text:tab/>add color around box<text:line-break/><text:tab/>onclick: change color around box</text:span></text:p>
      <text:p text:style-name="P1"><text:span text:style-name="T1">Event listener for character select to choose avatar<text:line-break/><text:tab/>Onclick: sets variable that determines character<text:line-break/><text:tab/>Sets strings so that character sprites display correct character</text:span></text:p>
      <text:p text:style-name="P1"><text:span text:style-name="T1">Event listener for GAME START button <text:line-break/><text:tab/>Onclick: <text:line-break/><text:tab/>start game<text:line-break/><text:tab/>begin generating ground made of numbers as well as obstacles</text:span></text:p>
      <text:p text:style-name="P1"><text:span text:style-name="T1">Event listener for jump:<text:line-break/><text:tab/>IF character is not jumping:<text:line-break/><text:tab/><text:tab/>trigger jump<text:line-break/><text:tab/><text:tab/>set character state to jumping<text:line-break/><text:tab/><text:tab/>when jump action is complete<text:line-break/><text:tab/><text:tab/><text:tab/>reset character state<text:line-break/><text:tab/>ELSE<text:line-break/><text:tab/><text:tab/>do nothing</text:span></text:p>
      <text:p text:style-name="P1"><text:span text:style-name="T1">Event listener for duck:<text:line-break/><text:tab/>IF character is not ducking:<text:line-break/><text:tab/><text:tab/>trigger duck<text:line-break/><text:tab/><text:tab/>set character state to ducking<text:line-break/><text:tab/><text:tab/>when player releases duck button<text:line-break/><text:tab/><text:tab/><text:tab/>reset character state</text:span></text:p>
      <text:p text:style-name="P1"><text:span text:style-name="T1">Event listener for attack:<text:line-break/><text:tab/>IF character is not dodging<text:line-break/><text:tab/><text:tab/>trigger attack<text:line-break/><text:tab/><text:tab/>set character state to attacking<text:line-break/><text:tab/><text:tab/>when attack action is complete<text:line-break/><text:tab/><text:tab/><text:tab/>reset character state<text:line-break/><text:tab/>ELSE<text:line-break/><text:tab/><text:tab/>do nothing</text:span></text:p>
      <text:p text:style-name="P1"><text:span text:style-name="T1">event listener for minute passed:<text:line-break/><text:tab/>Check transition number<text:line-break/><text:tab/><text:tab/>If transition number &gt; 5<text:line-break/><text:tab/><text:tab/>transition back to first background<text:line-break/><text:tab/><text:tab/>set transition number back to 1<text:line-break/><text:tab/>Trigger transition linked to number<text:line-break/><text:tab/><text:tab/>reset minute timer for next transition</text:span></text:p>
      <text:p text:style-name="P1"><text:span text:style-name="T1">event listener for obstacle collision with character: <text:line-break/><text:tab/>Trigger game over<text:line-break/><text:tab/><text:tab/>stop movement on page on collision<text:line-break/><text:tab/><text:tab/>set player state to loss<text:line-break/><text:tab/><text:tab/>Record score<text:line-break/><text:tab/><text:tab/>Checks cookies for high score on browser<text:line-break/><text:tab/><text:tab/>display top 5 scoreboard with retry/quit buttons<text:line-break/><text:tab/><text:tab/><text:tab/>Event listener for retry button, onclick:<text:line-break/><text:tab/><text:tab/><text:tab/><text:tab/>Reset score to zero<text:line-break/><text:tab/><text:tab/><text:tab/><text:tab/>Reset other relevant variables (character state, transition number, timer/elapsed time, repeating decimal, etc) back to initial values<text:line-break/><text:tab/><text:tab/><text:tab/><text:tab/>Reopens input window for repeating decimal and character select<text:line-break/><text:tab/><text:tab/><text:tab/>Event listener for quit button, onclick:<text:line-break/><text:tab/><text:tab/><text:tab/><text:tab/>Take user to extended scoreboard page<text:line-break/><text:tab/><text:tab/><text:tab/>Event listener for home button on extended scoreboard page<text:line-break/><text:tab/><text:tab/><text:tab/><text:tab/>Return user to homepage</text:span></text:p>
      <text:p text:style-name="P1"><text:span text:style-name="T1">scoreboard databases<text:line-break/>XML file including rules of database<text:line-break/>CREATE TABLE users (<text:line-break/>#Variable/column name/ids and rules<text:line-break/>#NOT NULL<text:line-break/><text:s text:c="2"/>'user_id' int(10) UNSIGNED NOT NULL AUTO_INCREMENT,<text:line-break/><text:s text:c="2"/>'user_rank' int(10) UNSIGNED NOT NULL,<text:line-break/><text:s text:c="2"/>'user_name' varchar(50) NOT NULL,<text:line-break/><text:s text:c="2"/>'user_score' bigint(10) UNSIGNED,<text:line-break/><text:s text:c="2"/>'fraction' decimal(13,12) UNSIGNED CHECK(fraction&gt;0) CHECK(fraction&lt;1),<text:line-break/><text:s text:c="2"/>'time_set' TIMESTAMP NOT NULL DEFAULT CURRENT_TIMESTAMP,<text:line-break/><text:s text:c="2"/>PRIMARY KEY (user_id)<text:line-break/>) ENGINE=InnoDB AUTO_INCREMENT=1 DEFAULT CHARSET=utf8mb4<text:line-break/>COLLATE=utf8mb4_0900_ai_ci;<text:line-break/>Stored in above cookie<text:line-break/>Accessed by:<text:line-break/>Scoreboard page<text:line-break/>Game Scoreboard<text:line-break/>MYSQLAdmin</text:span></text:p>
      <text:p text:style-name="P1"><text:span text:style-name="T1">Trigger or loop to remove lowest score and lower all scores below an added score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